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8cm" style:rel-column-width="1416*"/>
    </style:style>
    <style:style style:name="Tabela1.B" style:family="table-column">
      <style:table-column-properties style:column-width="5.904cm" style:rel-column-width="3347*"/>
    </style:style>
    <style:style style:name="Tabela1.C" style:family="table-column">
      <style:table-column-properties style:column-width="8.599cm" style:rel-column-width="487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fb99" officeooo:paragraph-rsid="0003fb99"/>
    </style:style>
    <style:style style:name="P2" style:family="paragraph" style:parent-style-name="Standard">
      <style:text-properties officeooo:rsid="0003fb99" officeooo:paragraph-rsid="0003fb99"/>
    </style:style>
    <style:style style:name="P3" style:family="paragraph" style:parent-style-name="Table_20_Contents">
      <style:text-properties officeooo:rsid="0003fb99" officeooo:paragraph-rsid="0003fb99"/>
    </style:style>
    <style:style style:name="P4" style:family="paragraph" style:parent-style-name="Table_20_Contents">
      <style:text-properties officeooo:rsid="0003fb99" officeooo:paragraph-rsid="0009350c"/>
    </style:style>
    <style:style style:name="P5" style:family="paragraph" style:parent-style-name="Table_20_Contents">
      <style:text-properties officeooo:rsid="0009350c" officeooo:paragraph-rsid="0009350c"/>
    </style:style>
    <style:style style:name="T1" style:family="text">
      <style:text-properties officeooo:rsid="0004eed6"/>
    </style:style>
    <style:style style:name="T2" style:family="text">
      <style:text-properties officeooo:rsid="000935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Módulos 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R<text:span text:style-name="T1">eferência </text:span></text:p>
          </table:table-cell>
          <table:table-cell table:style-name="Tabela1.A1" office:value-type="string">
            <text:p text:style-name="P1">Nome</text:p>
          </table:table-cell>
          <table:table-cell table:style-name="Tabela1.C1" office:value-type="string">
            <text:p text:style-name="P1">Descrição</text:p>
          </table:table-cell>
        </table:table-row>
        <table:table-row>
          <table:table-cell table:style-name="Tabela1.A2" office:value-type="string">
            <text:p text:style-name="P5">MD1</text:p>
          </table:table-cell>
          <table:table-cell table:style-name="Tabela1.A2" office:value-type="string">
            <text:p text:style-name="P5">Sistema de monitoramento</text:p>
          </table:table-cell>
          <table:table-cell table:style-name="Tabela1.C2" office:value-type="string">
            <text:p text:style-name="P5">aplicação de Business Intelligence- esse sistema executa nos servidores da</text:p>
            <text:p text:style-name="P5">empresa (loja). Ele gera informações gerenciais sobre os resultados das vendas, dos eventos de entrega e</text:p>
            <text:p text:style-name="P5">das avaliações dos clientes.</text:p>
          </table:table-cell>
        </table:table-row>
        <table:table-row>
          <table:table-cell table:style-name="Tabela1.A2" office:value-type="string">
            <text:p text:style-name="P5">MD2</text:p>
          </table:table-cell>
          <table:table-cell table:style-name="Tabela1.A2" office:value-type="string">
            <text:p text:style-name="P5">Controle de Vendas</text:p>
          </table:table-cell>
          <table:table-cell table:style-name="Tabela1.C2" office:value-type="string">
            <text:p text:style-name="P5">Os clientes podem realizar as compras pelo sistema web ou por um aplicativo disponível para</text:p>
            <text:p text:style-name="P5">smartphone. Vendedores externos que usam smartphones ou laptops também podem efetuar</text:p>
            <text:p text:style-name="P5">vendas. Acontecendo uma venda, o fornecedor deve ser comunicado para fazer a entrega.</text:p>
          </table:table-cell>
        </table:table-row>
        <table:table-row>
          <table:table-cell table:style-name="Tabela1.A2" office:value-type="string">
            <text:p text:style-name="P1">MD<text:span text:style-name="T2">3</text:span></text:p>
          </table:table-cell>
          <table:table-cell table:style-name="Tabela1.A2" office:value-type="string">
            <text:p text:style-name="P1">Geração informações gerenciais</text:p>
          </table:table-cell>
          <table:table-cell table:style-name="Tabela1.C2" office:value-type="string">
            <text:p text:style-name="P1">Esse módulo deve gerar diariamente informações sobre as vendas, sobre os eventos de entrega dos</text:p>
            <text:p text:style-name="P1">produtos e sobre as avalições dos clientes e repassar para o sistema de monitoramento – aplicação</text:p>
            <text:p text:style-name="P1">de Business Intelligence</text:p>
          </table:table-cell>
        </table:table-row>
        <table:table-row>
          <table:table-cell table:style-name="Tabela1.A2" office:value-type="string">
            <text:p text:style-name="P1">MD<text:span text:style-name="T2">4</text:span></text:p>
          </table:table-cell>
          <table:table-cell table:style-name="Tabela1.A2" office:value-type="string">
            <text:p text:style-name="P1">Controle de devolução, reenvio e extravio</text:p>
          </table:table-cell>
          <table:table-cell table:style-name="Tabela1.C2" office:value-type="string">
            <text:p text:style-name="P1">Problemas nas entregas devem ser registradas e o produto deve ser encaminhado de acordo com a</text:p>
            <text:p text:style-name="P1">sua situação. Deve estar integrado com o sistema do fornecedor</text:p>
          </table:table-cell>
        </table:table-row>
        <table:table-row>
          <table:table-cell table:style-name="Tabela1.A2" office:value-type="string">
            <text:p text:style-name="P1">MD<text:span text:style-name="T2">5</text:span></text:p>
          </table:table-cell>
          <table:table-cell table:style-name="Tabela1.A2" office:value-type="string">
            <text:p text:style-name="P1">Controle da logística de entrega</text:p>
          </table:table-cell>
          <table:table-cell table:style-name="Tabela1.C2" office:value-type="string">
            <text:p text:style-name="P1">Controle de todos os eventos relacionados aos processos de entrega do produto. O fornecedor</text:p>
            <text:p text:style-name="P1">despacha o produto e informa a empresa. A partir desse momento a empresa passa a acompanhar</text:p>
            <text:p text:style-name="P1">todo o processo. Todos os envolvidos devem receber em tempo real a informação sobre as</text:p>
            <text:p text:style-name="P1">mudanças de estado no processo de entrega. Exemplos de eventos: foi embalado, foi expedidos, em</text:p>
            <text:p text:style-name="P1">transporte, foi entregue. Esses eventos, com informações sobre datas, horas e descrição, devem ser</text:p>
            <text:p text:style-name="P1">registrados no sistema. O controle de avaliação/satisfação dos clientes também é feito nesse módulo</text:p>
          </table:table-cell>
        </table:table-row>
        <table:table-row>
          <table:table-cell table:style-name="Tabela1.A2" office:value-type="string">
            <text:p text:style-name="P1">MD<text:span text:style-name="T2">6</text:span></text:p>
          </table:table-cell>
          <table:table-cell table:style-name="Tabela1.A2" office:value-type="string">
            <text:p text:style-name="P1">Controle das propagandas e promoções</text:p>
          </table:table-cell>
          <table:table-cell table:style-name="Tabela1.C2" office:value-type="string">
            <text:p text:style-name="P1">Faz gestão das propagandas e das promoções para divulgação para os clientes.</text:p>
          </table:table-cell>
        </table:table-row>
        <table:table-row>
          <table:table-cell table:style-name="Tabela1.A2" office:value-type="string">
            <text:p text:style-name="P1">MD<text:span text:style-name="T2">7</text:span></text:p>
          </table:table-cell>
          <table:table-cell table:style-name="Tabela1.A2" office:value-type="string">
            <text:p text:style-name="P1">Relatórios de acompanhamento</text:p>
          </table:table-cell>
          <table:table-cell table:style-name="Tabela1.C2" office:value-type="string">
            <text:p text:style-name="P1">Relatórios como: relatórios de vendas; produtos mais vendidos; rentabilidade, custos.</text:p>
          </table:table-cell>
        </table:table-row>
        <table:table-row>
          <table:table-cell table:style-name="Tabela1.A2" office:value-type="string">
            <text:p text:style-name="P1">MD<text:span text:style-name="T2">8</text:span></text:p>
          </table:table-cell>
          <table:table-cell table:style-name="Tabela1.A2" office:value-type="string">
            <text:p text:style-name="P5">SAC – Sistema de Atendimento ao Cliente</text:p>
          </table:table-cell>
          <table:table-cell table:style-name="Tabela1.C2" office:value-type="string">
            <text:p text:style-name="P4">Controle das solicitações / dúvidas dos envolvidos com o sistema.</text:p>
          </table:table-cell>
        </table:table-row>
      </table:table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1:06:12.182535138</meta:creation-date>
    <dc:date>2018-08-06T16:09:21.829446744</dc:date>
    <meta:editing-duration>PT25M7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294" meta:character-count="1927" meta:non-whitespace-character-count="1669"/>
  </office:meta>
</office:document-meta>
</file>